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officeooo:rsid="001cb4ed" officeooo:paragraph-rsid="001cb4ed"/>
    </style:style>
    <style:style style:name="P2" style:family="paragraph" style:parent-style-name="Standard">
      <style:text-properties officeooo:rsid="001cb4ed" officeooo:paragraph-rsid="001cb4ed"/>
    </style:style>
    <style:style style:name="P3" style:family="paragraph" style:parent-style-name="Text_20_body">
      <style:text-properties officeooo:rsid="001cb4ed" officeooo:paragraph-rsid="001cb4ed"/>
    </style:style>
    <style:style style:name="P4" style:family="paragraph" style:parent-style-name="Text_20_body">
      <style:text-properties officeooo:rsid="001709ea" officeooo:paragraph-rsid="001709ea"/>
    </style:style>
    <style:style style:name="P5" style:family="paragraph" style:parent-style-name="Preformatted_20_Text">
      <style:text-properties officeooo:paragraph-rsid="001709ea"/>
    </style:style>
    <style:style style:name="P6" style:family="paragraph" style:parent-style-name="Preformatted_20_Text">
      <style:text-properties officeooo:paragraph-rsid="001cb4ed"/>
    </style:style>
    <style:style style:name="P7" style:family="paragraph" style:parent-style-name="Preformatted_20_Text">
      <style:text-properties officeooo:paragraph-rsid="001e4a34"/>
    </style:style>
    <style:style style:name="P8" style:family="paragraph" style:parent-style-name="Text_20_body">
      <style:text-properties officeooo:rsid="001a4937" officeooo:paragraph-rsid="001a4937"/>
    </style:style>
    <style:style style:name="P9" style:family="paragraph" style:parent-style-name="Text_20_body">
      <style:text-properties officeooo:paragraph-rsid="001ab414"/>
    </style:style>
    <style:style style:name="P10" style:family="paragraph" style:parent-style-name="Heading">
      <style:text-properties officeooo:rsid="0025734c" officeooo:paragraph-rsid="0025734c"/>
    </style:style>
    <style:style style:name="P11" style:family="paragraph" style:parent-style-name="Heading">
      <style:text-properties officeooo:rsid="0029146e" officeooo:paragraph-rsid="0029146e"/>
    </style:style>
    <style:style style:name="P12" style:family="paragraph" style:parent-style-name="Heading_20_1">
      <style:text-properties officeooo:rsid="0023c935" officeooo:paragraph-rsid="0023c935"/>
    </style:style>
    <style:style style:name="P13" style:family="paragraph" style:parent-style-name="Heading_20_2">
      <style:text-properties officeooo:rsid="0023c935" officeooo:paragraph-rsid="0023c935"/>
    </style:style>
    <style:style style:name="P14" style:family="paragraph" style:parent-style-name="Heading_20_2">
      <style:text-properties officeooo:rsid="0026c3ce" officeooo:paragraph-rsid="0026c3ce"/>
    </style:style>
    <style:style style:name="P15" style:family="paragraph" style:parent-style-name="Heading_20_3">
      <style:text-properties officeooo:rsid="0023c935" officeooo:paragraph-rsid="0023c935"/>
    </style:style>
    <style:style style:name="P16" style:family="paragraph" style:parent-style-name="Preformatted_20_Text">
      <style:text-properties officeooo:paragraph-rsid="0026c3ce"/>
    </style:style>
    <style:style style:name="P17" style:family="paragraph" style:parent-style-name="Preformatted_20_Text">
      <style:text-properties officeooo:paragraph-rsid="0029642e"/>
    </style:style>
    <style:style style:name="P18" style:family="paragraph" style:parent-style-name="Preformatted_20_Text">
      <style:text-properties officeooo:rsid="0029642e" officeooo:paragraph-rsid="0029642e"/>
    </style:style>
    <style:style style:name="P19" style:family="paragraph" style:parent-style-name="Standard">
      <style:text-properties officeooo:paragraph-rsid="001cb4ed"/>
    </style:style>
    <style:style style:name="P20" style:family="paragraph" style:parent-style-name="Standard">
      <style:text-properties officeooo:rsid="0026c3ce" officeooo:paragraph-rsid="0026c3ce"/>
    </style:style>
    <style:style style:name="P21" style:family="paragraph" style:parent-style-name="Standard">
      <style:text-properties fo:font-weight="bold" officeooo:rsid="0026c3ce" officeooo:paragraph-rsid="0026c3ce" style:font-weight-asian="bold" style:font-weight-complex="bold"/>
    </style:style>
    <style:style style:name="P22" style:family="paragraph" style:parent-style-name="Standard">
      <style:text-properties officeooo:rsid="0029146e" officeooo:paragraph-rsid="0029146e"/>
    </style:style>
    <style:style style:name="P23" style:family="paragraph" style:parent-style-name="Text_20_body" style:list-style-name="L1">
      <style:text-properties officeooo:rsid="001709ea" officeooo:paragraph-rsid="001709ea"/>
    </style:style>
    <style:style style:name="P24" style:family="paragraph" style:parent-style-name="Text_20_body">
      <style:text-properties officeooo:rsid="001709ea" officeooo:paragraph-rsid="001709ea"/>
    </style:style>
    <style:style style:name="P25" style:family="paragraph" style:parent-style-name="Text_20_body" style:list-style-name="L1">
      <style:text-properties officeooo:rsid="00189311" officeooo:paragraph-rsid="00189311"/>
    </style:style>
    <style:style style:name="P26" style:family="paragraph" style:parent-style-name="Text_20_body" style:list-style-name="L1">
      <style:text-properties officeooo:rsid="001f2951" officeooo:paragraph-rsid="001f2951"/>
    </style:style>
    <style:style style:name="P27" style:family="paragraph" style:parent-style-name="Text_20_body">
      <style:text-properties officeooo:paragraph-rsid="001f2951"/>
    </style:style>
    <style:style style:name="P28" style:family="paragraph" style:parent-style-name="Text_20_body">
      <style:text-properties officeooo:rsid="001a4937" officeooo:paragraph-rsid="001a4937"/>
    </style:style>
    <style:style style:name="P29" style:family="paragraph" style:parent-style-name="Text_20_body">
      <style:text-properties officeooo:rsid="0023c935" officeooo:paragraph-rsid="0023c935"/>
    </style:style>
    <style:style style:name="P30" style:family="paragraph" style:parent-style-name="Text_20_body">
      <style:text-properties officeooo:paragraph-rsid="0023c935"/>
    </style:style>
    <style:style style:name="P31" style:family="paragraph" style:parent-style-name="Text_20_body">
      <style:text-properties officeooo:rsid="001e4a34" officeooo:paragraph-rsid="0023c935"/>
    </style:style>
    <style:style style:name="P32" style:family="paragraph" style:parent-style-name="Text_20_body">
      <style:text-properties officeooo:rsid="0025734c" officeooo:paragraph-rsid="0025734c"/>
    </style:style>
    <style:style style:name="P33" style:family="paragraph" style:parent-style-name="Text_20_body" style:list-style-name="L2">
      <style:text-properties officeooo:rsid="0025734c" officeooo:paragraph-rsid="0025734c"/>
    </style:style>
    <style:style style:name="P34" style:family="paragraph" style:parent-style-name="Text_20_body">
      <style:text-properties officeooo:rsid="0026c3ce" officeooo:paragraph-rsid="0026c3ce"/>
    </style:style>
    <style:style style:name="P35" style:family="paragraph" style:parent-style-name="Text_20_body" style:list-style-name="L4">
      <style:text-properties officeooo:rsid="0027e98f" officeooo:paragraph-rsid="0027e98f"/>
    </style:style>
    <style:style style:name="P36" style:family="paragraph" style:parent-style-name="Text_20_body" style:list-style-name="L4">
      <style:text-properties officeooo:rsid="0029146e" officeooo:paragraph-rsid="0029146e"/>
    </style:style>
    <style:style style:name="P37" style:family="paragraph" style:parent-style-name="Text_20_body">
      <style:text-properties officeooo:rsid="0029642e" officeooo:paragraph-rsid="0029642e"/>
    </style:style>
    <style:style style:name="P38" style:family="paragraph" style:parent-style-name="Text_20_body">
      <style:text-properties officeooo:rsid="002a464b" officeooo:paragraph-rsid="002a464b"/>
    </style:style>
    <style:style style:name="T1" style:family="text">
      <style:text-properties officeooo:rsid="001709ea"/>
    </style:style>
    <style:style style:name="T2" style:family="text">
      <style:text-properties fo:font-style="italic" style:font-style-asian="italic" style:font-style-complex="italic"/>
    </style:style>
    <style:style style:name="T3" style:family="text">
      <style:text-properties fo:font-style="italic" officeooo:rsid="001709ea" style:font-style-asian="italic" style:font-style-complex="italic"/>
    </style:style>
    <style:style style:name="T4" style:family="text">
      <style:text-properties fo:font-style="italic" officeooo:rsid="001a4937" style:font-style-asian="italic" style:font-style-complex="italic"/>
    </style:style>
    <style:style style:name="T5" style:family="text">
      <style:text-properties fo:font-style="italic" officeooo:rsid="001f2951"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2951" style:font-style-asian="italic" style:font-weight-asian="bold" style:font-style-complex="italic" style:font-weight-complex="bold"/>
    </style:style>
    <style:style style:name="T8" style:family="text">
      <style:text-properties fo:font-style="normal" officeooo:rsid="001709ea" style:font-style-asian="normal" style:font-style-complex="normal"/>
    </style:style>
    <style:style style:name="T9" style:family="text">
      <style:text-properties fo:font-style="normal" officeooo:rsid="001a4937" style:font-style-asian="normal" style:font-style-complex="normal"/>
    </style:style>
    <style:style style:name="T10" style:family="text">
      <style:text-properties fo:font-style="normal" officeooo:rsid="001f2951" style:font-style-asian="normal" style:font-style-complex="normal"/>
    </style:style>
    <style:style style:name="T11" style:family="text">
      <style:text-properties fo:font-style="normal" officeooo:rsid="0023c935"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f2951" style:font-style-asian="normal" style:font-weight-asian="normal" style:font-style-complex="normal" style:font-weight-complex="normal"/>
    </style:style>
    <style:style style:name="T14" style:family="text">
      <style:text-properties officeooo:rsid="00189311"/>
    </style:style>
    <style:style style:name="T15" style:family="text">
      <style:text-properties fo:font-weight="bold" style:font-weight-asian="bold" style:font-weight-complex="bold"/>
    </style:style>
    <style:style style:name="T16" style:family="text">
      <style:text-properties fo:font-weight="bold" officeooo:rsid="001cb4ed" style:font-weight-asian="bold" style:font-weight-complex="bold"/>
    </style:style>
    <style:style style:name="T17" style:family="text">
      <style:text-properties fo:font-weight="bold" officeooo:rsid="001e4a34" style:font-weight-asian="bold" style:font-weight-complex="bold"/>
    </style:style>
    <style:style style:name="T18" style:family="text">
      <style:text-properties fo:font-weight="bold" officeooo:rsid="001f2951" style:font-weight-asian="bold" style:font-weight-complex="bold"/>
    </style:style>
    <style:style style:name="T19" style:family="text">
      <style:text-properties fo:font-weight="bold" officeooo:rsid="0023c935" style:font-weight-asian="bold" style:font-weight-complex="bold"/>
    </style:style>
    <style:style style:name="T20" style:family="text">
      <style:text-properties fo:font-weight="normal" officeooo:rsid="001cb4ed" style:font-weight-asian="normal" style:font-weight-complex="normal"/>
    </style:style>
    <style:style style:name="T21" style:family="text">
      <style:text-properties fo:font-weight="normal" officeooo:rsid="001e4a34" style:font-weight-asian="normal" style:font-weight-complex="normal"/>
    </style:style>
    <style:style style:name="T22" style:family="text">
      <style:text-properties fo:font-weight="normal" officeooo:rsid="001f2951" style:font-weight-asian="normal" style:font-weight-complex="normal"/>
    </style:style>
    <style:style style:name="T23" style:family="text">
      <style:text-properties fo:font-weight="normal" officeooo:rsid="002bf119" style:font-weight-asian="normal" style:font-weight-complex="normal"/>
    </style:style>
    <style:style style:name="T24" style:family="text">
      <style:text-properties officeooo:rsid="001a4937"/>
    </style:style>
    <style:style style:name="T25" style:family="text">
      <style:text-properties fo:color="#0033b3" loext:opacity="100%" style:font-name="JetBrains Mono" fo:font-size="11.5pt" fo:font-style="normal" fo:font-weight="normal" style:font-size-asian="11.5pt" style:font-style-asian="normal" style:font-weight-asian="normal" style:font-style-complex="normal"/>
    </style:style>
    <style:style style:name="T26" style:family="text">
      <style:text-properties fo:color="#080808" loext:opacity="100%" style:font-name="JetBrains Mono" fo:font-size="11.5pt" fo:font-style="normal" fo:font-weight="normal" officeooo:rsid="001ab414" style:font-size-asian="11.5pt" style:font-style-asian="normal" style:font-weight-asian="normal"/>
    </style:style>
    <style:style style:name="T27" style:family="text">
      <style:text-properties fo:color="#080808" loext:opacity="100%" style:font-name="JetBrains Mono" fo:font-size="11.5pt" fo:font-style="normal" fo:font-weight="normal" style:font-size-asian="11.5pt" style:font-style-asian="normal" style:font-weight-asian="normal"/>
    </style:style>
    <style:style style:name="T28" style:family="text">
      <style:text-properties officeooo:rsid="001ab414"/>
    </style:style>
    <style:style style:name="T29" style:family="text">
      <style:text-properties officeooo:rsid="001cb4ed"/>
    </style:style>
    <style:style style:name="T30" style:family="text">
      <style:text-properties officeooo:rsid="001e4a34"/>
    </style:style>
    <style:style style:name="T31" style:family="text">
      <style:text-properties officeooo:rsid="001f2951"/>
    </style:style>
    <style:style style:name="T32" style:family="text">
      <style:text-properties style:font-name="Liberation Mono" fo:font-size="10pt" fo:font-style="normal" fo:font-weight="bold" officeooo:rsid="001f2951" style:font-size-asian="10pt" style:font-style-asian="normal" style:font-weight-asian="bold" style:font-size-complex="10pt" style:font-style-complex="normal" style:font-weight-complex="bold"/>
    </style:style>
    <style:style style:name="T33" style:family="text">
      <style:text-properties style:font-name="Liberation Mono" fo:font-size="10pt" fo:font-weight="bold" style:font-size-asian="10pt" style:font-weight-asian="bold" style:font-size-complex="10pt" style:font-weight-complex="bold"/>
    </style:style>
    <style:style style:name="T34" style:family="text">
      <style:text-properties officeooo:rsid="001fb0a7"/>
    </style:style>
    <style:style style:name="T35" style:family="text">
      <style:text-properties officeooo:rsid="0021acad"/>
    </style:style>
    <style:style style:name="T36" style:family="text">
      <style:text-properties officeooo:rsid="0023512b"/>
    </style:style>
    <style:style style:name="T37" style:family="text">
      <style:text-properties officeooo:rsid="0023c935"/>
    </style:style>
    <style:style style:name="T38" style:family="text">
      <style:text-properties officeooo:rsid="0026c3ce"/>
    </style:style>
    <style:style style:name="T39" style:family="text">
      <style:text-properties officeooo:rsid="0029146e"/>
    </style:style>
    <style:style style:name="T40" style:family="text">
      <style:text-properties officeooo:rsid="0029642e"/>
    </style:style>
    <style:style style:name="T41" style:family="text">
      <style:text-properties officeooo:rsid="002a41e4"/>
    </style:style>
    <style:style style:name="T42" style:family="text">
      <style:text-properties officeooo:rsid="002bf119"/>
    </style:style>
    <style:style style:name="T43" style:family="text">
      <style:text-properties officeooo:rsid="002cc0f5"/>
    </style:style>
    <style:style style:name="T44" style:family="text">
      <style:text-properties officeooo:rsid="002d69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CSA Security Library Conf<text:span text:style-name="T31">i</text:span>guration <text:span text:style-name="T1">Framework</text:span></text:p>
      <text:h text:style-name="Heading_20_1" text:outline-level="1">Overview</text:h>
      <text:p text:style-name="P4">Various systems need a configuration file. NCSA supports a very specific <text:span text:style-name="T31">Configuration F</text:span>ramework <text:span text:style-name="T31">aka</text:span><text:span text:style-name="T18"> CF</text:span><text:span text:style-name="T22">,</text:span><text:span text:style-name="T15"> </text:span>(basic system you extend to roll your own). <text:span text:style-name="T14">The basic gist is a set of configurations that have a name. You may then retrieve your configuration by name. </text:span><text:s/><text:span text:style-name="T14">The framework </text:span>allows for:</text:p>
      <text:list text:style-name="L1">
        <text:list-item>
          <text:p text:style-name="P23">Importing other configurations – <text:span text:style-name="T14">point to other c</text:span><text:span text:style-name="T31">o</text:span><text:span text:style-name="T14">nfigurations and they will be seamlessly imported</text:span></text:p>
        </text:list-item>
        <text:list-item>
          <text:p text:style-name="P23">Setting environment variables – <text:span text:style-name="T14">You may set environment variables and reference them in your configuration, allowing great flexibilty.</text:span></text:p>
        </text:list-item>
        <text:list-item>
          <text:p text:style-name="P25">Aliases – You may create your custom configurations and, rather than having a body, set an alias to point to another configuration. This lets you, e.g., just specify loading a configuration name <text:span text:style-name="T6">default </text:span><text:span text:style-name="T12">but have the specific configuration possibly change. You service or application then can be configured once and the configuration itself can change to reflect your requirements.</text:span></text:p>
        </text:list-item>
        <text:list-item>
          <text:p text:style-name="P26"><text:span text:style-name="T12">Inheritance – you may have configurations inherit from other configurations. Multiple inheritance is supported. <text:s text:c="2"/></text:span></text:p>
        </text:list-item>
      </text:list>
      <text:p text:style-name="P4"/>
      <text:h text:style-name="Heading_20_1" text:outline-level="1">Basic structure</text:h>
      <text:p text:style-name="P4">The basic structure for an XML document is</text:p>
      <text:p text:style-name="Preformatted_20_Text">&lt;<text:span text:style-name="T31">bundle</text:span><text:span text:style-name="T1">&gt;</text:span></text:p>
      <text:p text:style-name="Preformatted_20_Text"><text:s text:c="5"/>&lt;<text:span text:style-name="T1">file include="path"/&gt;*</text:span></text:p>
      <text:p text:style-name="Preformatted_20_Text"><text:s text:c="5"/>&lt;<text:span text:style-name="T1">env key | include&gt;[</text:span><text:span text:style-name="T3">value</text:span><text:span text:style-name="T8">]&lt;/env&gt;*</text:span></text:p>
      <text:p text:style-name="P5"><text:span text:style-name="T8"><text:s text:c="5"/>&lt;</text:span><text:span text:style-name="T3">custom</text:span><text:span text:style-name="T8"> name {alias} </text:span><text:span text:style-name="T10">extends=</text:span><text:span text:style-name="T5">list</text:span><text:span text:style-name="T8">&gt;&lt;/</text:span><text:span text:style-name="T3">custom</text:span><text:span text:style-name="T8">&gt;</text:span></text:p>
      <text:p text:style-name="Preformatted_20_Text">&lt;/<text:span text:style-name="T31">bundle</text:span><text:span text:style-name="T1">&gt;</text:span></text:p>
      <text:p text:style-name="Standard"/>
      <text:h text:style-name="Heading_20_2" text:outline-level="2">The <text:span text:style-name="T31">bundle</text:span> element</text:h>
      <text:p text:style-name="P4">This is the outermost wrapper for the framework. Every element the system recognizes is in this element. <text:span text:style-name="T31">When we say </text:span><text:span text:style-name="T7">bundle </text:span><text:span text:style-name="T13">we refer to a collection, set or whatever you want to call it, of configurations, each of which is named uniquely. </text:span></text:p>
      <text:p text:style-name="P27"><text:span text:style-name="T7">Nota Bene:</text:span><text:span text:style-name="T13"> Earlier versions of this system used the tag </text:span><text:span text:style-name="T32">config </text:span><text:span text:style-name="T13">not </text:span><text:span text:style-name="T32">bundle</text:span><text:span text:style-name="T13">. Both are supported though </text:span><text:span text:style-name="T32">bundle</text:span><text:span text:style-name="T13"> is preferred.</text:span></text:p>
      <text:h text:style-name="Heading_20_2" text:outline-level="2"><text:soft-page-break/>The file element </text:h>
      <text:p text:style-name="P8">The file element has a single attribute, the fully qualified path to a <text:span text:style-name="T31">file. Note that the file is another CF file. </text:span><text:span text:style-name="T37">Files may load files. Note that circular references will be caught and an exception thrown, so A loads B which loads A would be caught.</text:span></text:p>
      <text:h text:style-name="Heading_20_2" text:outline-level="2">The env element</text:h>
      <text:p text:style-name="P8">The environment is simply a set of keys and values. The keys are accessed in the configuration using the syntax <text:span text:style-name="T15">${key}</text:span> You may have these <text:span text:style-name="T2">anywhere</text:span> in the file (including in env elements and file elements). <text:s/>Your configuration may even have them in XML tags so that, until resolution, it is not a valid XML document. <text:span text:style-name="T31">All environment tags are pre-processed and resolved before the main configuration is loaded.</text:span></text:p>
      <text:h text:style-name="P15" text:outline-level="3">Scope of environment variables</text:h>
      <text:p text:style-name="P31"><text:span text:style-name="T37">The environment element resides in the top level of the configuration. </text:span>You may either insert environment elements anywhere in <text:span text:style-name="T37">this</text:span>, but they will be extracted and processed together. <text:s/><text:span text:style-name="T35">Variables are scoped to that file and files it loads. </text:span><text:span text:style-name="T36">So if a bundle, A, sets environment variables and includes a bundle, B, then all of the environment variables in A are also available in B. B may override them too. <text:s/>However, variables loaded in B stay scopes there and are not available in A. <text:s/>This mimics standard scoping for functions, for instance.</text:span></text:p>
      <text:h text:style-name="Heading_20_2" text:outline-level="2">custom elements.</text:h>
      <text:p text:style-name="P9"><text:span text:style-name="T24">To actually use the framework, you create a single configuration in XML. This is then given a tag by you (labelled </text:span><text:span text:style-name="T4">custom </text:span><text:span text:style-name="T9">above). </text:span><text:span text:style-name="T11">These all reside in the top level. </text:span><text:span text:style-name="T9">When you load your configuration file, you specify what the custom tag is and the system then applies the framework to it, handing you back the </text:span><text:span text:style-name="T25"><text:s/></text:span><text:span text:style-name="T33">CFNode</text:span><text:span text:style-name="T15"> </text:span>object <text:span text:style-name="T24">that represents it. You may either navigate this directly or use various utility methods in th</text:span><text:span text:style-name="T35">at</text:span><text:span text:style-name="T24"> class. </text:span><text:span text:style-name="T28">The aim is once you specify your own configuration, the headache of slogging through XML tags is done for you.</text:span><text:span text:style-name="T26"> </text:span></text:p>
      <text:p text:style-name="P1">An Example</text:p>
      <text:p text:style-name="Text_20_body"><text:span text:style-name="T29">A very simple example of using this framework. You have a custom tag of </text:span><text:span text:style-name="T16">server</text:span>,<text:span text:style-name="T16"> </text:span>In this, <text:span text:style-name="T29">you have two configurations, one named </text:span><text:span text:style-name="T16">default </text:span><text:span text:style-name="T20">which just points to the current configuration you want, and the other named <text:s/></text:span><text:span text:style-name="T16">mysql.8.3</text:span>. <text:span text:style-name="T29">Note that you could have several such named configurations if you had to support different MySQL versions and just choose the right one. </text:span><text:span text:style-name="T30">This is extremely useful when migrating to another version since you can back your server out of any changes with a minor configuration change.</text:span></text:p>
      <text:p text:style-name="P3">There are two environment variables defined, <text:span text:style-name="T17">root_dir </text:span><text:span text:style-name="T21">which points to your files on disk and </text:span><text:span text:style-name="T17">server </text:span><text:span text:style-name="T21">which is the address your service should use (in this case for MySQL). </text:span></text:p>
      <text:p text:style-name="P3"/>
      <text:p text:style-name="Preformatted_20_Text">&lt;<text:span text:style-name="T34">bundle</text:span><text:span text:style-name="T29">&gt;</text:span></text:p>
      <text:p text:style-name="P7"><text:s text:c="3"/>&lt;<text:span text:style-name="T29">env key="root_dir"&gt;/path/to/files&lt;/env&gt;</text:span></text:p>
      <text:p text:style-name="P7"><text:s text:c="3"/>&lt;<text:span text:style-name="T29">env key="server"&gt;localhost:4452&lt;/env&gt;</text:span></text:p>
      <text:p text:style-name="P6"/>
      <text:p text:style-name="P6"><text:s text:c="3"/>&lt;<text:span text:style-name="T29">server name="default" alias="mysql.8.3"/&gt;</text:span></text:p>
      <text:p text:style-name="P6"><text:soft-page-break/><text:s text:c="3"/>&lt;<text:span text:style-name="T29">server name="mysql.8.3"&gt;</text:span></text:p>
      <text:p text:style-name="P6"><text:s text:c="7"/>&lt;<text:span text:style-name="T29">keys jwk_file="${root_dir}/etc/keys.jwk"/&gt;</text:span></text:p>
      <text:p text:style-name="P6"><text:s text:c="7"/>&lt;<text:span text:style-name="T29">mysql address="</text:span><text:span text:style-name="Source_20_Text">jdbc:mysql://</text:span><text:span text:style-name="Source_20_Text"><text:span text:style-name="T29">${server}</text:span></text:span><text:span text:style-name="Source_20_Text">/</text:span><text:span text:style-name="Source_20_Text"><text:span text:style-name="T29">my_service</text:span></text:span><text:span text:style-name="T29">"/&gt; </text:span></text:p>
      <text:p text:style-name="P6"><text:s text:c="3"/>&lt;/<text:span text:style-name="T29">server&gt;</text:span></text:p>
      <text:p text:style-name="Preformatted_20_Text">&lt;/<text:span text:style-name="T34">bundle</text:span><text:span text:style-name="T29">&gt;</text:span></text:p>
      <text:p text:style-name="Preformatted_20_Text"/>
      <text:p text:style-name="P2">Effective <text:span text:style-name="T37">p</text:span>ost-proccessed configuration <text:span text:style-name="T37">named </text:span><text:span text:style-name="T19">default</text:span>:</text:p>
      <text:p text:style-name="P19"/>
      <text:p text:style-name="P6"><text:s text:c="3"/>&lt;<text:span text:style-name="T29">server name="default"&gt;</text:span></text:p>
      <text:p text:style-name="P6"><text:s text:c="7"/>&lt;<text:span text:style-name="T29">keys jwk_file="&gt;/path/to/files/etc/keys.jwk"/&gt;</text:span></text:p>
      <text:p text:style-name="P6"><text:s text:c="7"/>&lt;<text:span text:style-name="T29">mysql address="</text:span><text:span text:style-name="Source_20_Text"><text:span text:style-name="T29">jdbc:mysql://localhost:4452/my_service</text:span></text:span><text:span text:style-name="T29">"/&gt; </text:span></text:p>
      <text:p text:style-name="P6"><text:s text:c="3"/>&lt;/<text:span text:style-name="T29">server&gt;</text:span></text:p>
      <text:p text:style-name="P6"/>
      <text:p text:style-name="Standard">i.e., this is what <text:span text:style-name="T29">your application "sees".</text:span></text:p>
      <text:h text:style-name="P12" text:outline-level="1">Using the system</text:h>
      <text:h text:style-name="P13" text:outline-level="2">The maven dependency</text:h>
      <text:p text:style-name="P29">You specify the dependency via maven </text:p>
      <text:p text:style-name="Preformatted_20_Text">&lt;dependency&gt;<text:line-break/> <text:s text:c="3"/>&lt;groupId&gt;edu.uiuc.ncsa.security&lt;/groupId&gt;<text:line-break/> <text:s text:c="3"/>&lt;artifactId&gt;storage&lt;/artifactId&gt;<text:line-break/> <text:s text:c="3"/>&lt;version&gt;<text:span text:style-name="T37">latest</text:span>&lt;/version&gt;<text:line-break/>&lt;/dependency&gt;</text:p>
      <text:p text:style-name="P30"><text:span text:style-name="T37"><text:s/></text:span></text:p>
      <text:h text:style-name="P14" text:outline-level="2">Loading a configuration from a bundle</text:h>
      <text:p text:style-name="P32">The basic steps are </text:p>
      <text:list text:style-name="L2">
        <text:list-item>
          <text:p text:style-name="P33">Load the bundle. You may use a file, resource or just create your own stream</text:p>
        </text:list-item>
        <text:list-item>
          <text:p text:style-name="P33">Get the named configuration you want</text:p>
        </text:list-item>
        <text:list-item>
          <text:p text:style-name="P33">Perform operations on said configuration to get sub-nodes, attributes etc.</text:p>
        </text:list-item>
      </text:list>
      <text:p text:style-name="P10">Example</text:p>
      <text:p text:style-name="P34">We will show two ways to load the <text:span text:style-name="T15">default</text:span> named configuration from the bundle <text:span text:style-name="T15">my_config.xml.</text:span></text:p>
      <text:p text:style-name="P34"><text:span text:style-name="T15">Using the builder pattern</text:span></text:p>
      <text:p text:style-name="P16">CFBundle <text:span text:style-name="T38">bundle</text:span> = new CFLoader.Builder()<text:line-break/> <text:s text:c="5"/>.tagname("<text:span text:style-name="T38">service</text:span>")<text:line-break/> <text:s text:c="5"/>.inputStream(getFileInputStream("/<text:span text:style-name="T38">path</text:span>/<text:span text:style-name="T38">to/my_config</text:span>.xml"))<text:line-break/> <text:s text:c="5"/>.build()<text:line-break/> <text:s text:c="5"/>.loadBundle();</text:p>
      <text:p text:style-name="Preformatted_20_Text">CFNode service = bundle.cfg.getNamedConfig("default");</text:p>
      <text:p text:style-name="Preformatted_20_Text"/>
      <text:p text:style-name="P21">Using standard Java class calls</text:p>
      <text:p text:style-name="P20"/>
      <text:p text:style-name="P16">FileInputStream fis = getFileInputStream("/<text:span text:style-name="T38">path</text:span>/<text:span text:style-name="T38">to/my_config</text:span>.xml");<text:line-break/> <text:s text:c="3"/>CFLoader config = new CFLoader();<text:line-break/> <text:s text:c="3"/>CFBundle <text:span text:style-name="T38">bundle</text:span> = config.loadBundle(fis, "service");</text:p>
      <text:p text:style-name="P16"><text:s text:c="5"/>CFNode service = bundle.cfg.getNamedConfig("default");</text:p>
      <text:p text:style-name="P16"/>
      <text:p text:style-name="P20">Both do the same thing.</text:p>
      <text:h text:style-name="P14" text:outline-level="2"><text:soft-page-break/>Using the configuration.</text:h>
      <text:p text:style-name="P34">Like XML, the configuration is logically divided into nodes. The CFNode class allows you to navigate your configuration with convenient calls, handling all of the messy details. The major calls are</text:p>
      <text:list text:style-name="L4">
        <text:list-item>
          <text:p text:style-name="P35">getFirstAttribute(attributeName) – returns the first attribute value (as a string) from the current node.</text:p>
        </text:list-item>
        <text:list-item>
          <text:p text:style-name="P36">getAttributes(attributeName) – returns all of the attributes for the given name</text:p>
        </text:list-item>
        <text:list-item>
          <text:p text:style-name="P35">getFirstNode(nodeName) – returns the Cf<text:span text:style-name="T39">N</text:span>ode child with the given name</text:p>
        </text:list-item>
        <text:list-item>
          <text:p text:style-name="P35">get<text:span text:style-name="T39">Nodes</text:span>(nodeName) – returns a list of <text:span text:style-name="T39">a</text:span>ll the CFNodes that are children of this node.</text:p>
        </text:list-item>
      </text:list>
      <text:p text:style-name="Preformatted_20_Text"/>
      <text:p text:style-name="P22">There are <text:span text:style-name="T42">other </text:span>convenience methods too, such as getFirstBooleanAttribute which returns the first attribute, possibly with a default. Note that boolean values are <text:span text:style-name="T15">true|on</text:span> or <text:span text:style-name="T15">false|off </text:span><text:span text:style-name="T23">and case insensitive</text:span>. <text:span text:style-name="T43">If you use one of the filters for attributes, then only such attributes are returned and attributes that are not of the type are skipped. </text:span></text:p>
      <text:p text:style-name="P11">Example</text:p>
      <text:p text:style-name="P37">Let us say you had the following named configuration <text:span text:style-name="T43">in your bundle</text:span>:</text:p>
      <text:p text:style-name="Preformatted_20_Text"><text:s text:c="2"/>&lt;sas name="<text:span text:style-name="T40">production</text:span>"</text:p>
      <text:p text:style-name="Preformatted_20_Text"><text:s text:c="7"/>enabled="true"&gt;</text:p>
      <text:p text:style-name="Preformatted_20_Text"><text:s text:c="5"/>&lt;fileStore path="/<text:span text:style-name="T43">opt</text:span>/oa4mp/var/storage/file_store<text:span text:style-name="T44">s</text:span>/sas"&gt;</text:p>
      <text:p text:style-name="P17"><text:s text:c="8"/>&lt;clients <text:span text:style-name="T40">indexOn="true"</text:span>/&gt;</text:p>
      <text:p text:style-name="Preformatted_20_Text"><text:s text:c="5"/>&lt;/fileStore&gt;</text:p>
      <text:p text:style-name="Preformatted_20_Text"/>
      <text:p text:style-name="P17"><text:s text:c="5"/>&lt;JSONWebKey defaultKeyID="2D700DF531E09B455B9E74D018F9A133"&gt;</text:p>
      <text:p text:style-name="P17"><text:s text:c="8"/>&lt;path&gt;&lt;![CDATA[/<text:span text:style-name="T43">opt</text:span>/<text:span text:style-name="T42">oa4mp</text:span>/<text:span text:style-name="T42">etc</text:span>/sas-keys.jwk]]&gt;&lt;/path&gt;</text:p>
      <text:p text:style-name="P17"><text:s text:c="5"/>&lt;/JSONWebKey&gt;</text:p>
      <text:p text:style-name="P17"><text:s text:c="2"/>&lt;/sas&gt;</text:p>
      <text:p text:style-name="P37"/>
      <text:p text:style-name="P37">Then you could navigate it as</text:p>
      <text:p text:style-name="P17">CFNode <text:span text:style-name="T40">sasConfig</text:span>= bundle.cfg.getNamedConfig("<text:span text:style-name="T40">production</text:span>");</text:p>
      <text:p text:style-name="P18"/>
      <text:p text:style-name="P18">// Check that the configuration is enabled.</text:p>
      <text:p text:style-name="P18">if(!sasConfig.getFirstAttribute("enabled"){ // do something <text:span text:style-name="T41">}</text:span></text:p>
      <text:p text:style-name="P18"/>
      <text:p text:style-name="P18"/>
      <text:p text:style-name="P18">// Load the fileStore <text:span text:style-name="T42">(assuming load() takes the file path and </text:span></text:p>
      <text:p text:style-name="P18">// <text:span text:style-name="T42">returns the store you want.</text:span></text:p>
      <text:p text:style-name="P18">CFNode <text:span text:style-name="T41">fsConfig</text:span> = sasConfig.getNode("fileStore");</text:p>
      <text:p text:style-name="P18"><text:span text:style-name="T41">FileStore fileStore = </text:span>load(<text:span text:style-name="T41">fsConfig</text:span>.getFirstAttribute("path"));</text:p>
      <text:p text:style-name="P18"/>
      <text:p text:style-name="P18">// Check that the </text:p>
      <text:p text:style-name="P18">if(<text:span text:style-name="T41">fsConfig</text:span>.getFirstNode("clients").getFirstBooleanAttribute("indexOn")){</text:p>
      <text:p text:style-name="P18"><text:s text:c="2"/>// then do something with an index</text:p>
      <text:p text:style-name="P18">}</text:p>
      <text:p text:style-name="P18"/>
      <text:p text:style-name="P18">// And so forth to get the JSONWebkey</text:p>
      <text:p text:style-name="P18"/>
      <text:p text:style-name="P38">Again, part of the CF is to hide grisly complexities of XML from you <text:span text:style-name="T42">and allow you to manage possibly very many configurations easily, choosing them as needed. </text:span></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3T08:07:31.531305649</meta:creation-date>
    <dc:date>2025-07-24T07:50:47.702163752</dc:date>
    <meta:editing-duration>PT8H28M25S</meta:editing-duration>
    <meta:editing-cycles>14</meta:editing-cycles>
    <meta:generator>LibreOffice/24.2.7.2$Linux_X86_64 LibreOffice_project/420$Build-2</meta:generator>
    <meta:document-statistic meta:table-count="0" meta:image-count="0" meta:object-count="0" meta:page-count="4" meta:paragraph-count="94" meta:word-count="1091" meta:character-count="7781" meta:non-whitespace-character-count="6601"/>
  </office:meta>
</office:document-meta>
</file>